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officeooo:rsid="0001b33d" officeooo:paragraph-rsid="0001b33d"/>
    </style:style>
    <style:style style:name="P3" style:family="paragraph" style:parent-style-name="Preformatted_20_Text">
      <style:paragraph-properties fo:margin-top="0cm" fo:margin-bottom="0.499cm" style:contextual-spacing="false"/>
      <style:text-properties officeooo:rsid="0001b33d" officeooo:paragraph-rsid="0001b33d"/>
    </style:style>
    <style:style style:name="P4" style:family="paragraph" style:parent-style-name="Preformatted_20_Text">
      <style:text-properties fo:color="#c9211e" loext:opacity="100%"/>
    </style:style>
    <style:style style:name="P5" style:family="paragraph" style:parent-style-name="Preformatted_20_Text">
      <style:paragraph-properties fo:margin-top="0cm" fo:margin-bottom="0.499cm" style:contextual-spacing="false"/>
      <style:text-properties fo:color="#c9211e" loext:opacity="100%"/>
    </style:style>
    <style:style style:name="P6" style:family="paragraph" style:parent-style-name="Preformatted_20_Text">
      <style:paragraph-properties fo:margin-top="0cm" fo:margin-bottom="0.499cm" style:contextual-spacing="false"/>
      <style:text-properties fo:color="#c9211e" loext:opacity="100%" officeooo:rsid="00034010" officeooo:paragraph-rsid="00034010"/>
    </style:style>
    <style:style style:name="P7" style:family="paragraph" style:parent-style-name="Preformatted_20_Text">
      <style:paragraph-properties fo:margin-top="0cm" fo:margin-bottom="0.499cm" style:contextual-spacing="false"/>
      <style:text-properties officeooo:rsid="00034010" officeooo:paragraph-rsid="00034010"/>
    </style:style>
    <style:style style:name="P8" style:family="paragraph" style:parent-style-name="Preformatted_20_Text">
      <style:paragraph-properties fo:margin-top="0cm" fo:margin-bottom="0.499cm" style:contextual-spacing="false"/>
      <style:text-properties style:font-name="Liberation Mono" fo:font-size="10pt" officeooo:rsid="0003c149" officeooo:paragraph-rsid="0003c149" style:font-name-asian="Liberation Mono" style:font-size-asian="10pt" style:font-name-complex="Liberation Mono" style:font-size-complex="10pt"/>
    </style:style>
    <style:style style:name="P9" style:family="paragraph" style:parent-style-name="Preformatted_20_Text">
      <style:paragraph-properties fo:margin-top="0cm" fo:margin-bottom="0.499cm" style:contextual-spacing="false"/>
      <style:text-properties style:font-name="Liberation Mono" fo:font-size="10pt" officeooo:rsid="00048f46" officeooo:paragraph-rsid="00048f46" style:font-name-asian="Liberation Mono" style:font-size-asian="10pt" style:font-name-complex="Liberation Mono" style:font-size-complex="10pt"/>
    </style:style>
    <style:style style:name="P10" style:family="paragraph" style:parent-style-name="Preformatted_20_Text">
      <style:paragraph-properties fo:margin-top="0cm" fo:margin-bottom="0.499cm" style:contextual-spacing="false"/>
      <style:text-properties officeooo:rsid="0003c149" officeooo:paragraph-rsid="0003c149"/>
    </style:style>
    <style:style style:name="P11" style:family="paragraph" style:parent-style-name="Preformatted_20_Text">
      <style:paragraph-properties fo:margin-top="0cm" fo:margin-bottom="0.499cm" style:contextual-spacing="false"/>
      <style:text-properties style:font-name="Liberation Mono" fo:font-size="10pt" officeooo:rsid="000b4a11" officeooo:paragraph-rsid="000b4a11" style:font-name-asian="Liberation Mono" style:font-size-asian="10pt" style:font-name-complex="Liberation Mono" style:font-size-complex="10pt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style:font-name="Liberation Mono" fo:font-size="10pt" fo:font-style="normal" style:font-name-asian="Liberation Mono" style:font-size-asian="10pt" style:font-style-asian="normal" style:font-name-complex="Liberation Mono" style:font-size-complex="10pt" style:font-style-complex="normal"/>
    </style:style>
    <style:style style:name="T3" style:family="text">
      <style:text-properties fo:color="#069a2e" loext:opacity="100%"/>
    </style:style>
    <style:style style:name="T4" style:family="text">
      <style:text-properties fo:color="#ff0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ANDO PER VEDERE GLI UTENTI LOGGATI:</text:p>
      <text:p text:style-name="Preformatted_20_Text"/>
      <text:p text:style-name="P4">SELECT SUBSTRING_INDEX(host, ':', 1) AS host_short,</text:p>
      <text:p text:style-name="P4"><text:s text:c="7"/>GROUP_CONCAT(DISTINCT user) AS users,</text:p>
      <text:p text:style-name="P4"><text:s text:c="7"/>COUNT(*) AS threads</text:p>
      <text:p text:style-name="P4">FROM information_schema.processlist</text:p>
      <text:p text:style-name="P4">GROUP BY host_short</text:p>
      <text:p text:style-name="P5">ORDER BY COUNT(*), host_short;</text:p>
      <text:p text:style-name="P10">COMANDO PER VEDERE TUTTI GLI UNTENTI CREATI:</text:p>
      <text:p text:style-name="P10"><text:span text:style-name="Source_20_Text"><text:span text:style-name="T1">select user from mysql.user;</text:span></text:span></text:p>
      <text:p text:style-name="P3">COMANDO PER VEDERE I DATABASE CREATI:</text:p>
      <text:p text:style-name="P3"><text:span text:style-name="Source_20_Text"><text:span text:style-name="T1">SHOW DATABASES;</text:span></text:span></text:p>
      <text:p text:style-name="P7">COMANDO PER IMPORTARE UN FILE SQL:</text:p>
      <text:p text:style-name="P6">sudo mysql -u root -p casa &lt; casa.sql</text:p>
      <text:p text:style-name="P7">COMANDO PER CREARE UN DATABASE:</text:p>
      <text:p text:style-name="P7"><text:span text:style-name="Emphasis"><text:span text:style-name="T2">CREATE DATABASE</text:span></text:span><text:span text:style-name="T2"> casa;</text:span></text:p>
      <text:p text:style-name="P8">AGGIUNGERE UN UTENTE NUOVO E DARE PRIVILEGI:</text:p>
      <text:p text:style-name="P8"><text:span text:style-name="Source_20_Text"><text:span text:style-name="T1">sudo mysql -u root </text:span></text:span><text:span text:style-name="Source_20_Text"><text:span text:style-name="T3"># I had to use "sudo" since it was a new installation</text:span></text:span></text:p>
      <text:p text:style-name="Preformatted_20_Text"><text:span text:style-name="Source_20_Text"><text:span text:style-name="T1">USE mysql;</text:span></text:span></text:p>
      <text:p text:style-name="Preformatted_20_Text"><text:span text:style-name="Source_20_Text"><text:span text:style-name="T1">CREATE USER 'YOUR_SYSTEM_USER'@'localhost' IDENTIFIED BY 'YOUR_PASSWD';</text:span></text:span></text:p>
      <text:p text:style-name="Preformatted_20_Text"><text:span text:style-name="Source_20_Text"><text:span text:style-name="T1">GRANT ALL PRIVILEGES ON *.* TO 'YOUR_SYSTEM_USER'@'localhost';</text:span></text:span></text:p>
      <text:p text:style-name="Preformatted_20_Text"><text:span text:style-name="Source_20_Text"><text:span text:style-name="T1">FLUSH PRIVILEGES;</text:span></text:span></text:p>
      <text:p text:style-name="Preformatted_20_Text"><text:span text:style-name="Source_20_Text"><text:span text:style-name="T1">exit;</text:span></text:span></text:p>
      <text:p text:style-name="P4"/>
      <text:p text:style-name="P1"><text:span text:style-name="Source_20_Text"><text:span text:style-name="T1">sudo service mysql restart</text:span></text:span></text:p>
      <text:p text:style-name="P9">COMANDO PER ELIMINARE UTENTE:</text:p>
      <text:p text:style-name="P9"><text:span text:style-name="Source_20_Text"><text:span text:style-name="T4">DROP USER 'pi'@'localhost';</text:span></text:span></text:p>
      <text:p text:style-name="P11">COMANDO PER ELIMINARE UN DATABASE:</text:p>
      <text:p text:style-name="P11"><text:span text:style-name="Source_20_Text"><text:span text:style-name="T1">DROP DATABASE Biblioteca;</text:span></text:span></text:p>
      <text:p text:style-name="P11">COMANDO PER ELIMINARE UNA TABELLA:</text:p>
      <text:p text:style-name="P11"><text:span text:style-name="Source_20_Text"><text:span text:style-name="T1">DROP TABLE Libri;</text:span></text:span></text:p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30T14:24:30.900737859</meta:creation-date>
    <dc:date>2022-05-01T10:19:47.579158841</dc:date>
    <meta:editing-duration>PT23M</meta:editing-duration>
    <meta:editing-cycles>5</meta:editing-cycles>
    <meta:generator>LibreOffice/7.2.6.2$Linux_X86_64 LibreOffice_project/20$Build-2</meta:generator>
    <meta:document-statistic meta:table-count="0" meta:image-count="0" meta:object-count="0" meta:page-count="1" meta:paragraph-count="29" meta:word-count="137" meta:character-count="963" meta:non-whitespace-character-count="841"/>
  </office:meta>
</office:document-meta>
</file>